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22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.4819in" svg:height="1.9587in" svg:x="7.4024in" svg:y="0.3323in">
            <draw:object draw:notify-on-update-of-ranges="Sheet1.A4:Sheet1.A24 Sheet1.D4:Sheet1.D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.8268in" svg:height="2.1512in" svg:x="7.1803in" svg:y="2.465in">
            <draw:object draw:notify-on-update-of-ranges="Sheet1.A4:Sheet1.A24 Sheet1.B4:Sheet1.B24 Sheet1.A4:Sheet1.A24 Sheet1.C4:Sheet1.C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pp</text:p>
          </table:table-cell>
          <table:table-cell office:value-type="string" calcext:value-type="string">
            <text:p>exchange</text:p>
          </table:table-cell>
          <table:table-cell/>
          <table:table-cell office:value-type="string" calcext:value-type="string">
            <text:p>poverty line USD</text:p>
          </table:table-cell>
          <table:table-cell office:value-type="string" calcext:value-type="string">
            <text:p>poverty line AR$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663" calcext:value-type="float">
            <text:p>0.663</text:p>
          </table:table-cell>
          <table:table-cell table:style-name="ce1" office:value-type="float" office:value="0.9984" calcext:value-type="float">
            <text:p>0.9984</text:p>
          </table:table-cell>
          <table:table-cell table:formula="of:=[.B4]/[.C4]" office:value-type="float" office:value="0.6640625" calcext:value-type="float">
            <text:p>0.664</text:p>
          </table:table-cell>
          <table:table-cell table:formula="of:=1.9*[.D4]" office:value-type="float" office:value="1.26171875" calcext:value-type="float">
            <text:p>1.262</text:p>
          </table:table-cell>
          <table:table-cell table:formula="of:=1.9*[.C4]" office:value-type="float" office:value="1.89696" calcext:value-type="float">
            <text:p>1.897</text:p>
          </table:table-cell>
          <table:table-cell table:style-name="ce3" table:formula="of:=[.F4]/[.F3]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.642" calcext:value-type="float">
            <text:p>0.642</text:p>
          </table:table-cell>
          <table:table-cell table:style-name="ce1" office:value-type="float" office:value="1.001" calcext:value-type="float">
            <text:p>1.001</text:p>
          </table:table-cell>
          <table:table-cell table:formula="of:=[.B5]/[.C5]" office:value-type="float" office:value="0.641358641358641" calcext:value-type="float">
            <text:p>0.641</text:p>
          </table:table-cell>
          <table:table-cell table:formula="of:=1.9*[.D5]" office:value-type="float" office:value="1.21858141858142" calcext:value-type="float">
            <text:p>1.219</text:p>
          </table:table-cell>
          <table:table-cell table:formula="of:=1.9*[.C5]" office:value-type="float" office:value="1.9019" calcext:value-type="float">
            <text:p>1.902</text:p>
          </table:table-cell>
          <table:table-cell table:style-name="ce3" table:formula="of:=[.F5]/[.F4]" office:value-type="float" office:value="1.00260416666667" calcext:value-type="float">
            <text:p>1.00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.825" calcext:value-type="float">
            <text:p>0.825</text:p>
          </table:table-cell>
          <table:table-cell table:style-name="ce1" office:value-type="float" office:value="3.85" calcext:value-type="float">
            <text:p>3.85</text:p>
          </table:table-cell>
          <table:table-cell table:formula="of:=[.B6]/[.C6]" office:value-type="float" office:value="0.214285714285714" calcext:value-type="float">
            <text:p>0.214</text:p>
          </table:table-cell>
          <table:table-cell table:formula="of:=1.9*[.D6]" office:value-type="float" office:value="0.407142857142857" calcext:value-type="float">
            <text:p>0.407</text:p>
          </table:table-cell>
          <table:table-cell table:formula="of:=1.9*[.C6]" office:value-type="float" office:value="7.315" calcext:value-type="float">
            <text:p>7.315</text:p>
          </table:table-cell>
          <table:table-cell table:style-name="ce3" table:formula="of:=[.F6]/[.F5]" office:value-type="float" office:value="3.84615384615385" calcext:value-type="float">
            <text:p>3.8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.895" calcext:value-type="float">
            <text:p>0.895</text:p>
          </table:table-cell>
          <table:table-cell table:style-name="ce1" office:value-type="float" office:value="2.95" calcext:value-type="float">
            <text:p>2.95</text:p>
          </table:table-cell>
          <table:table-cell table:formula="of:=[.B7]/[.C7]" office:value-type="float" office:value="0.303389830508475" calcext:value-type="float">
            <text:p>0.303</text:p>
          </table:table-cell>
          <table:table-cell table:formula="of:=1.9*[.D7]" office:value-type="float" office:value="0.576440677966102" calcext:value-type="float">
            <text:p>0.576</text:p>
          </table:table-cell>
          <table:table-cell table:formula="of:=1.9*[.C7]" office:value-type="float" office:value="5.605" calcext:value-type="float">
            <text:p>5.605</text:p>
          </table:table-cell>
          <table:table-cell table:style-name="ce3" table:formula="of:=[.F7]/[.F6]" office:value-type="float" office:value="0.766233766233766" calcext:value-type="float">
            <text:p>0.77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032" calcext:value-type="float">
            <text:p>1.032</text:p>
          </table:table-cell>
          <table:table-cell table:style-name="ce1" office:value-type="float" office:value="2.945" calcext:value-type="float">
            <text:p>2.945</text:p>
          </table:table-cell>
          <table:table-cell table:formula="of:=[.B8]/[.C8]" office:value-type="float" office:value="0.350424448217317" calcext:value-type="float">
            <text:p>0.350</text:p>
          </table:table-cell>
          <table:table-cell table:formula="of:=1.9*[.D8]" office:value-type="float" office:value="0.665806451612903" calcext:value-type="float">
            <text:p>0.666</text:p>
          </table:table-cell>
          <table:table-cell table:formula="of:=1.9*[.C8]" office:value-type="float" office:value="5.5955" calcext:value-type="float">
            <text:p>5.596</text:p>
          </table:table-cell>
          <table:table-cell table:style-name="ce3" table:formula="of:=[.F8]/[.F7]" office:value-type="float" office:value="0.998305084745763" calcext:value-type="float">
            <text:p>1.0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104" calcext:value-type="float">
            <text:p>1.104</text:p>
          </table:table-cell>
          <table:table-cell table:style-name="ce1" office:value-type="float" office:value="2.9225" calcext:value-type="float">
            <text:p>2.9225</text:p>
          </table:table-cell>
          <table:table-cell table:formula="of:=[.B9]/[.C9]" office:value-type="float" office:value="0.37775876817793" calcext:value-type="float">
            <text:p>0.378</text:p>
          </table:table-cell>
          <table:table-cell table:formula="of:=1.9*[.D9]" office:value-type="float" office:value="0.717741659538067" calcext:value-type="float">
            <text:p>0.718</text:p>
          </table:table-cell>
          <table:table-cell table:formula="of:=1.9*[.C9]" office:value-type="float" office:value="5.55275" calcext:value-type="float">
            <text:p>5.553</text:p>
          </table:table-cell>
          <table:table-cell table:style-name="ce3" table:formula="of:=[.F9]/[.F8]" office:value-type="float" office:value="0.992359932088285" calcext:value-type="float">
            <text:p>0.9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219" calcext:value-type="float">
            <text:p>1.219</text:p>
          </table:table-cell>
          <table:table-cell table:style-name="ce1" office:value-type="float" office:value="3.075" calcext:value-type="float">
            <text:p>3.075</text:p>
          </table:table-cell>
          <table:table-cell table:formula="of:=[.B10]/[.C10]" office:value-type="float" office:value="0.396422764227642" calcext:value-type="float">
            <text:p>0.396</text:p>
          </table:table-cell>
          <table:table-cell table:formula="of:=1.9*[.D10]" office:value-type="float" office:value="0.75320325203252" calcext:value-type="float">
            <text:p>0.753</text:p>
          </table:table-cell>
          <table:table-cell table:formula="of:=1.9*[.C10]" office:value-type="float" office:value="5.8425" calcext:value-type="float">
            <text:p>5.843</text:p>
          </table:table-cell>
          <table:table-cell table:style-name="ce3" table:formula="of:=[.F10]/[.F9]" office:value-type="float" office:value="1.05218135158255" calcext:value-type="float">
            <text:p>1.0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364" calcext:value-type="float">
            <text:p>1.364</text:p>
          </table:table-cell>
          <table:table-cell table:style-name="ce1" office:value-type="float" office:value="3.1175" calcext:value-type="float">
            <text:p>3.1175</text:p>
          </table:table-cell>
          <table:table-cell table:formula="of:=[.B11]/[.C11]" office:value-type="float" office:value="0.437530072173216" calcext:value-type="float">
            <text:p>0.438</text:p>
          </table:table-cell>
          <table:table-cell table:formula="of:=1.9*[.D11]" office:value-type="float" office:value="0.83130713712911" calcext:value-type="float">
            <text:p>0.831</text:p>
          </table:table-cell>
          <table:table-cell table:formula="of:=1.9*[.C11]" office:value-type="float" office:value="5.92325" calcext:value-type="float">
            <text:p>5.923</text:p>
          </table:table-cell>
          <table:table-cell table:style-name="ce3" table:formula="of:=[.F11]/[.F10]" office:value-type="float" office:value="1.01382113821138" calcext:value-type="float">
            <text:p>1.0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648" calcext:value-type="float">
            <text:p>1.648</text:p>
          </table:table-cell>
          <table:table-cell table:style-name="ce1" office:value-type="float" office:value="3.1625" calcext:value-type="float">
            <text:p>3.1625</text:p>
          </table:table-cell>
          <table:table-cell table:formula="of:=[.B12]/[.C12]" office:value-type="float" office:value="0.521106719367589" calcext:value-type="float">
            <text:p>0.521</text:p>
          </table:table-cell>
          <table:table-cell table:formula="of:=1.9*[.D12]" office:value-type="float" office:value="0.990102766798419" calcext:value-type="float">
            <text:p>0.990</text:p>
          </table:table-cell>
          <table:table-cell table:formula="of:=1.9*[.C12]" office:value-type="float" office:value="6.00875" calcext:value-type="float">
            <text:p>6.009</text:p>
          </table:table-cell>
          <table:table-cell table:style-name="ce3" table:formula="of:=[.F12]/[.F11]" office:value-type="float" office:value="1.01443464314354" calcext:value-type="float">
            <text:p>1.0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887" calcext:value-type="float">
            <text:p>1.887</text:p>
          </table:table-cell>
          <table:table-cell table:style-name="ce1" office:value-type="float" office:value="3.7275" calcext:value-type="float">
            <text:p>3.7275</text:p>
          </table:table-cell>
          <table:table-cell table:formula="of:=[.B13]/[.C13]" office:value-type="float" office:value="0.506237424547284" calcext:value-type="float">
            <text:p>0.506</text:p>
          </table:table-cell>
          <table:table-cell table:formula="of:=1.9*[.D13]" office:value-type="float" office:value="0.961851106639839" calcext:value-type="float">
            <text:p>0.962</text:p>
          </table:table-cell>
          <table:table-cell table:formula="of:=1.9*[.C13]" office:value-type="float" office:value="7.08225" calcext:value-type="float">
            <text:p>7.082</text:p>
          </table:table-cell>
          <table:table-cell table:style-name="ce3" table:formula="of:=[.F13]/[.F12]" office:value-type="float" office:value="1.17865612648221" calcext:value-type="float">
            <text:p>1.1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.256" calcext:value-type="float">
            <text:p>2.256</text:p>
          </table:table-cell>
          <table:table-cell table:style-name="ce1" office:value-type="float" office:value="3.9125" calcext:value-type="float">
            <text:p>3.9125</text:p>
          </table:table-cell>
          <table:table-cell table:formula="of:=[.B14]/[.C14]" office:value-type="float" office:value="0.576613418530352" calcext:value-type="float">
            <text:p>0.577</text:p>
          </table:table-cell>
          <table:table-cell table:formula="of:=1.9*[.D14]" office:value-type="float" office:value="1.09556549520767" calcext:value-type="float">
            <text:p>1.096</text:p>
          </table:table-cell>
          <table:table-cell table:formula="of:=1.9*[.C14]" office:value-type="float" office:value="7.43375" calcext:value-type="float">
            <text:p>7.434</text:p>
          </table:table-cell>
          <table:table-cell table:style-name="ce3" table:formula="of:=[.F14]/[.F13]" office:value-type="float" office:value="1.04963112005366" calcext:value-type="float">
            <text:p>1.0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.733" calcext:value-type="float">
            <text:p>2.733</text:p>
          </table:table-cell>
          <table:table-cell table:style-name="ce1" office:value-type="float" office:value="4.13" calcext:value-type="float">
            <text:p>4.13</text:p>
          </table:table-cell>
          <table:table-cell table:formula="of:=[.B15]/[.C15]" office:value-type="float" office:value="0.661743341404358" calcext:value-type="float">
            <text:p>0.662</text:p>
          </table:table-cell>
          <table:table-cell table:formula="of:=1.9*[.D15]" office:value-type="float" office:value="1.25731234866828" calcext:value-type="float">
            <text:p>1.257</text:p>
          </table:table-cell>
          <table:table-cell table:formula="of:=1.9*[.C15]" office:value-type="float" office:value="7.847" calcext:value-type="float">
            <text:p>7.847</text:p>
          </table:table-cell>
          <table:table-cell table:style-name="ce3" table:formula="of:=[.F15]/[.F14]" office:value-type="float" office:value="1.0555910543131" calcext:value-type="float">
            <text:p>1.06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.218" calcext:value-type="float">
            <text:p>3.218</text:p>
          </table:table-cell>
          <table:table-cell table:style-name="ce1" office:value-type="float" office:value="4.55" calcext:value-type="float">
            <text:p>4.55</text:p>
          </table:table-cell>
          <table:table-cell table:formula="of:=[.B16]/[.C16]" office:value-type="float" office:value="0.707252747252747" calcext:value-type="float">
            <text:p>0.707</text:p>
          </table:table-cell>
          <table:table-cell table:formula="of:=1.9*[.D16]" office:value-type="float" office:value="1.34378021978022" calcext:value-type="float">
            <text:p>1.344</text:p>
          </table:table-cell>
          <table:table-cell table:formula="of:=1.9*[.C16]" office:value-type="float" office:value="8.645" calcext:value-type="float">
            <text:p>8.645</text:p>
          </table:table-cell>
          <table:table-cell table:style-name="ce3" table:formula="of:=[.F16]/[.F15]" office:value-type="float" office:value="1.10169491525424" calcext:value-type="float">
            <text:p>1.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.941" calcext:value-type="float">
            <text:p>3.941</text:p>
          </table:table-cell>
          <table:table-cell table:style-name="ce1" office:value-type="float" office:value="5.4775" calcext:value-type="float">
            <text:p>5.4775</text:p>
          </table:table-cell>
          <table:table-cell table:formula="of:=[.B17]/[.C17]" office:value-type="float" office:value="0.719488817891374" calcext:value-type="float">
            <text:p>0.719</text:p>
          </table:table-cell>
          <table:table-cell table:formula="of:=1.9*[.D17]" office:value-type="float" office:value="1.36702875399361" calcext:value-type="float">
            <text:p>1.367</text:p>
          </table:table-cell>
          <table:table-cell table:formula="of:=1.9*[.C17]" office:value-type="float" office:value="10.40725" calcext:value-type="float">
            <text:p>10.407</text:p>
          </table:table-cell>
          <table:table-cell table:style-name="ce3" table:formula="of:=[.F17]/[.F16]" office:value-type="float" office:value="1.20384615384615" calcext:value-type="float">
            <text:p>1.2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.452" calcext:value-type="float">
            <text:p>5.452</text:p>
          </table:table-cell>
          <table:table-cell table:style-name="ce1" office:value-type="float" office:value="8.12" calcext:value-type="float">
            <text:p>8.12</text:p>
          </table:table-cell>
          <table:table-cell table:formula="of:=[.B18]/[.C18]" office:value-type="float" office:value="0.671428571428571" calcext:value-type="float">
            <text:p>0.671</text:p>
          </table:table-cell>
          <table:table-cell table:formula="of:=1.9*[.D18]" office:value-type="float" office:value="1.27571428571429" calcext:value-type="float">
            <text:p>1.276</text:p>
          </table:table-cell>
          <table:table-cell table:formula="of:=1.9*[.C18]" office:value-type="float" office:value="15.428" calcext:value-type="float">
            <text:p>15.428</text:p>
          </table:table-cell>
          <table:table-cell table:style-name="ce3" table:formula="of:=[.F18]/[.F17]" office:value-type="float" office:value="1.48242811501597" calcext:value-type="float">
            <text:p>1.4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.867" calcext:value-type="float">
            <text:p>6.867</text:p>
          </table:table-cell>
          <table:table-cell table:style-name="ce1" office:value-type="float" office:value="9.265" calcext:value-type="float">
            <text:p>9.265</text:p>
          </table:table-cell>
          <table:table-cell table:formula="of:=[.B19]/[.C19]" office:value-type="float" office:value="0.741176470588235" calcext:value-type="float">
            <text:p>0.741</text:p>
          </table:table-cell>
          <table:table-cell table:formula="of:=1.9*[.D19]" office:value-type="float" office:value="1.40823529411765" calcext:value-type="float">
            <text:p>1.408</text:p>
          </table:table-cell>
          <table:table-cell table:formula="of:=1.9*[.C19]" office:value-type="float" office:value="17.6035" calcext:value-type="float">
            <text:p>17.604</text:p>
          </table:table-cell>
          <table:table-cell table:style-name="ce3" table:formula="of:=[.F19]/[.F18]" office:value-type="float" office:value="1.14100985221675" calcext:value-type="float">
            <text:p>1.1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.295" calcext:value-type="float">
            <text:p>9.295</text:p>
          </table:table-cell>
          <table:table-cell table:style-name="ce1" office:value-type="float" office:value="14.7675" calcext:value-type="float">
            <text:p>14.7675</text:p>
          </table:table-cell>
          <table:table-cell table:formula="of:=[.B20]/[.C20]" office:value-type="float" office:value="0.629422718808194" calcext:value-type="float">
            <text:p>0.629</text:p>
          </table:table-cell>
          <table:table-cell table:formula="of:=1.9*[.D20]" office:value-type="float" office:value="1.19590316573557" calcext:value-type="float">
            <text:p>1.196</text:p>
          </table:table-cell>
          <table:table-cell table:formula="of:=1.9*[.C20]" office:value-type="float" office:value="28.05825" calcext:value-type="float">
            <text:p>28.058</text:p>
          </table:table-cell>
          <table:table-cell table:style-name="ce3" table:formula="of:=[.F20]/[.F19]" office:value-type="float" office:value="1.59390178089584" calcext:value-type="float">
            <text:p>1.5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.257" calcext:value-type="float">
            <text:p>10.257</text:p>
          </table:table-cell>
          <table:table-cell table:style-name="ce1" office:value-type="float" office:value="16.5525" calcext:value-type="float">
            <text:p>16.5525</text:p>
          </table:table-cell>
          <table:table-cell table:formula="of:=[.B21]/[.C21]" office:value-type="float" office:value="0.619664703217037" calcext:value-type="float">
            <text:p>0.620</text:p>
          </table:table-cell>
          <table:table-cell table:formula="of:=1.9*[.D21]" office:value-type="float" office:value="1.17736293611237" calcext:value-type="float">
            <text:p>1.177</text:p>
          </table:table-cell>
          <table:table-cell table:formula="of:=1.9*[.C21]" office:value-type="float" office:value="31.44975" calcext:value-type="float">
            <text:p>31.450</text:p>
          </table:table-cell>
          <table:table-cell table:style-name="ce3" table:formula="of:=[.F21]/[.F20]" office:value-type="float" office:value="1.12087353986795" calcext:value-type="float">
            <text:p>1.1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.024" calcext:value-type="float">
            <text:p>14.024</text:p>
          </table:table-cell>
          <table:table-cell table:style-name="ce1" office:value-type="float" office:value="28.075" calcext:value-type="float">
            <text:p>28.075</text:p>
          </table:table-cell>
          <table:table-cell table:formula="of:=[.B22]/[.C22]" office:value-type="float" office:value="0.499519145146928" calcext:value-type="float">
            <text:p>0.500</text:p>
          </table:table-cell>
          <table:table-cell table:formula="of:=1.9*[.D22]" office:value-type="float" office:value="0.949086375779163" calcext:value-type="float">
            <text:p>0.949</text:p>
          </table:table-cell>
          <table:table-cell table:formula="of:=1.9*[.C22]" office:value-type="float" office:value="53.3425" calcext:value-type="float">
            <text:p>53.343</text:p>
          </table:table-cell>
          <table:table-cell table:style-name="ce3" table:formula="of:=[.F22]/[.F21]" office:value-type="float" office:value="1.69611841111615" calcext:value-type="float">
            <text:p>1.70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.753" calcext:value-type="float">
            <text:p>20.753</text:p>
          </table:table-cell>
          <table:table-cell table:style-name="ce1" office:value-type="float" office:value="48.1925" calcext:value-type="float">
            <text:p>48.1925</text:p>
          </table:table-cell>
          <table:table-cell table:formula="of:=[.B23]/[.C23]" office:value-type="float" office:value="0.430627172277844" calcext:value-type="float">
            <text:p>0.431</text:p>
          </table:table-cell>
          <table:table-cell table:formula="of:=1.9*[.D23]" office:value-type="float" office:value="0.818191627327904" calcext:value-type="float">
            <text:p>0.818</text:p>
          </table:table-cell>
          <table:table-cell table:formula="of:=1.9*[.C23]" office:value-type="float" office:value="91.56575" calcext:value-type="float">
            <text:p>91.566</text:p>
          </table:table-cell>
          <table:table-cell table:style-name="ce3" table:formula="of:=[.F23]/[.F22]" office:value-type="float" office:value="1.71656277827248" calcext:value-type="float">
            <text:p>1.7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8.674" calcext:value-type="float">
            <text:p>28.674</text:p>
          </table:table-cell>
          <table:table-cell table:style-name="ce1" office:value-type="float" office:value="70.6175" calcext:value-type="float">
            <text:p>70.6175</text:p>
          </table:table-cell>
          <table:table-cell table:formula="of:=[.B24]/[.C24]" office:value-type="float" office:value="0.406046659822282" calcext:value-type="float">
            <text:p>0.406</text:p>
          </table:table-cell>
          <table:table-cell table:formula="of:=1.9*[.D24]" office:value-type="float" office:value="0.771488653662336" calcext:value-type="float">
            <text:p>0.771</text:p>
          </table:table-cell>
          <table:table-cell table:formula="of:=1.9*[.C24]" office:value-type="float" office:value="134.17325" calcext:value-type="float">
            <text:p>134.173</text:p>
          </table:table-cell>
          <table:table-cell table:style-name="ce3" table:formula="of:=[.F24]/[.F23]" office:value-type="float" office:value="1.46532136743269" calcext:value-type="float">
            <text:p>1.47</text:p>
          </table:table-cell>
        </table:table-row>
        <table:table-row table:style-name="ro1">
          <table:table-cell table:number-columns-repeated="2"/>
          <table:table-cell table:style-name="ce1" office:value-type="float" office:value="100.62" calcext:value-type="float">
            <text:p>100.62</text:p>
          </table:table-cell>
          <table:table-cell table:number-columns-repeated="4"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7">00/00/0000</text:date>, <text:time style:data-style-name="N2" text:time-value="19:25:24.721050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5:44:32.611610609</meta:creation-date>
    <dc:date>2022-12-27T19:26:59.375043801</dc:date>
    <meta:editing-duration>PT4H21M28S</meta:editing-duration>
    <meta:editing-cycles>10</meta:editing-cycles>
    <meta:generator>LibreOffice/6.4.7.2$Linux_X86_64 LibreOffice_project/40$Build-2</meta:generator>
    <meta:document-statistic meta:table-count="1" meta:cell-count="152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721cm" svg:height="5.465cm" xlink:href=".." xlink:type="simple" chart:class="chart:scatter" chart:style-name="ch1">
        <chart:legend chart:legend-position="end" svg:x="7.458cm" svg:y="2.184cm" style:legend-expansion="high" chart:style-name="ch2"/>
        <chart:plot-area chart:style-name="ch3" table:cell-range-address="Sheet1.A4:Sheet1.C24" svg:x="0.194cm" svg:y="0.109cm" svg:width="7.07cm" svg:height="5.247cm">
          <chartooo:coordinate-region svg:x="0.815cm" svg:y="0.308cm" svg:width="6.077cm" svg:height="4.4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24" chart:class="chart:scatter">
            <chart:domain table:cell-range-address="Sheet1.A4:Sheet1.A24"/>
            <chart:data-point chart:repeated="21"/>
          </chart:series>
          <chart:series chart:style-name="ch7" chart:values-cell-range-address="Sheet1.C4:Sheet1.C24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4:Sheet1.A24</svg:desc>
                </draw:g>
              </table:table-cell>
              <table:table-cell office:value-type="float" office:value="0.663">
                <text:p>0.663</text:p>
                <draw:g>
                  <svg:desc>Sheet1.B4:Sheet1.B24</svg:desc>
                </draw:g>
              </table:table-cell>
              <table:table-cell office:value-type="float" office:value="0.9984">
                <text:p>0.9984</text:p>
                <draw:g>
                  <svg:desc>Sheet1.C4:Sheet1.C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1">
                <text:p>2001</text:p>
              </table:table-cell>
              <table:table-cell office:value-type="float" office:value="0.642">
                <text:p>0.642</text:p>
              </table:table-cell>
              <table:table-cell office:value-type="float" office:value="1.001">
                <text:p>1.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2">
                <text:p>2002</text:p>
              </table:table-cell>
              <table:table-cell office:value-type="float" office:value="0.825">
                <text:p>0.825</text:p>
              </table:table-cell>
              <table:table-cell office:value-type="float" office:value="3.85">
                <text:p>3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3">
                <text:p>2003</text:p>
              </table:table-cell>
              <table:table-cell office:value-type="float" office:value="0.895">
                <text:p>0.895</text:p>
              </table:table-cell>
              <table:table-cell office:value-type="float" office:value="2.95">
                <text:p>2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4">
                <text:p>2004</text:p>
              </table:table-cell>
              <table:table-cell office:value-type="float" office:value="1.032">
                <text:p>1.032</text:p>
              </table:table-cell>
              <table:table-cell office:value-type="float" office:value="2.945">
                <text:p>2.9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5">
                <text:p>2005</text:p>
              </table:table-cell>
              <table:table-cell office:value-type="float" office:value="1.104">
                <text:p>1.104</text:p>
              </table:table-cell>
              <table:table-cell office:value-type="float" office:value="2.9225">
                <text:p>2.92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6">
                <text:p>2006</text:p>
              </table:table-cell>
              <table:table-cell office:value-type="float" office:value="1.219">
                <text:p>1.219</text:p>
              </table:table-cell>
              <table:table-cell office:value-type="float" office:value="3.075">
                <text:p>3.0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7">
                <text:p>2007</text:p>
              </table:table-cell>
              <table:table-cell office:value-type="float" office:value="1.364">
                <text:p>1.364</text:p>
              </table:table-cell>
              <table:table-cell office:value-type="float" office:value="3.1175">
                <text:p>3.1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8">
                <text:p>2008</text:p>
              </table:table-cell>
              <table:table-cell office:value-type="float" office:value="1.648">
                <text:p>1.648</text:p>
              </table:table-cell>
              <table:table-cell office:value-type="float" office:value="3.1625">
                <text:p>3.1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9">
                <text:p>2009</text:p>
              </table:table-cell>
              <table:table-cell office:value-type="float" office:value="1.887">
                <text:p>1.887</text:p>
              </table:table-cell>
              <table:table-cell office:value-type="float" office:value="3.7275">
                <text:p>3.72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  <table:table-cell office:value-type="float" office:value="2.256">
                <text:p>2.256</text:p>
              </table:table-cell>
              <table:table-cell office:value-type="float" office:value="3.9125">
                <text:p>3.9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">
                <text:p>2011</text:p>
              </table:table-cell>
              <table:table-cell office:value-type="float" office:value="2.733">
                <text:p>2.733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3.218">
                <text:p>3.218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3">
                <text:p>2013</text:p>
              </table:table-cell>
              <table:table-cell office:value-type="float" office:value="3.941">
                <text:p>3.941</text:p>
              </table:table-cell>
              <table:table-cell office:value-type="float" office:value="5.4775">
                <text:p>5.47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4">
                <text:p>2014</text:p>
              </table:table-cell>
              <table:table-cell office:value-type="float" office:value="5.452">
                <text:p>5.452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5">
                <text:p>2015</text:p>
              </table:table-cell>
              <table:table-cell office:value-type="float" office:value="6.867">
                <text:p>6.867</text:p>
              </table:table-cell>
              <table:table-cell office:value-type="float" office:value="9.265">
                <text:p>9.2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6">
                <text:p>2016</text:p>
              </table:table-cell>
              <table:table-cell office:value-type="float" office:value="9.295">
                <text:p>9.295</text:p>
              </table:table-cell>
              <table:table-cell office:value-type="float" office:value="14.7675">
                <text:p>14.7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7">
                <text:p>2017</text:p>
              </table:table-cell>
              <table:table-cell office:value-type="float" office:value="10.257">
                <text:p>10.257</text:p>
              </table:table-cell>
              <table:table-cell office:value-type="float" office:value="16.5525">
                <text:p>16.5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8">
                <text:p>2018</text:p>
              </table:table-cell>
              <table:table-cell office:value-type="float" office:value="14.024">
                <text:p>14.024</text:p>
              </table:table-cell>
              <table:table-cell office:value-type="float" office:value="28.075">
                <text:p>28.0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9">
                <text:p>2019</text:p>
              </table:table-cell>
              <table:table-cell office:value-type="float" office:value="20.753">
                <text:p>20.753</text:p>
              </table:table-cell>
              <table:table-cell office:value-type="float" office:value="48.1925">
                <text:p>48.19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0">
                <text:p>2020</text:p>
              </table:table-cell>
              <table:table-cell office:value-type="float" office:value="28.674">
                <text:p>28.674</text:p>
              </table:table-cell>
              <table:table-cell office:value-type="float" office:value="70.6175">
                <text:p>70.6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845cm" svg:height="4.976cm" xlink:href=".." xlink:type="simple" chart:class="chart:scatter" chart:style-name="ch1">
        <chart:legend chart:legend-position="end" svg:x="6.582cm" svg:y="2.189cm" style:legend-expansion="high" chart:style-name="ch2"/>
        <chart:plot-area chart:style-name="ch3" table:cell-range-address="Sheet1.A4:Sheet1.A24 Sheet1.D4:Sheet1.D24" svg:x="0.176cm" svg:y="0.099cm" svg:width="6.23cm" svg:height="4.778cm">
          <chartooo:coordinate-region svg:x="1.274cm" svg:y="0.298cm" svg:width="4.76cm" svg:height="3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4:Sheet1.D24" chart:class="chart:scatter">
            <chart:domain table:cell-range-address="Sheet1.A4:Sheet1.A24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Sheet1.A4:Sheet1.A24</svg:desc>
                </draw:g>
              </table:table-cell>
              <table:table-cell office:value-type="float" office:value="0.6640625">
                <text:p>0.6640625</text:p>
                <draw:g>
                  <svg:desc>Sheet1.D4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1">
                <text:p>2001</text:p>
              </table:table-cell>
              <table:table-cell office:value-type="float" office:value="0.641358641358641">
                <text:p>0.641358641358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2">
                <text:p>2002</text:p>
              </table:table-cell>
              <table:table-cell office:value-type="float" office:value="0.214285714285714">
                <text:p>0.214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3">
                <text:p>2003</text:p>
              </table:table-cell>
              <table:table-cell office:value-type="float" office:value="0.303389830508475">
                <text:p>0.303389830508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4">
                <text:p>2004</text:p>
              </table:table-cell>
              <table:table-cell office:value-type="float" office:value="0.350424448217317">
                <text:p>0.3504244482173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5">
                <text:p>2005</text:p>
              </table:table-cell>
              <table:table-cell office:value-type="float" office:value="0.37775876817793">
                <text:p>0.377758768177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6">
                <text:p>2006</text:p>
              </table:table-cell>
              <table:table-cell office:value-type="float" office:value="0.396422764227642">
                <text:p>0.3964227642276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7">
                <text:p>2007</text:p>
              </table:table-cell>
              <table:table-cell office:value-type="float" office:value="0.437530072173216">
                <text:p>0.4375300721732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8">
                <text:p>2008</text:p>
              </table:table-cell>
              <table:table-cell office:value-type="float" office:value="0.521106719367589">
                <text:p>0.5211067193675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9">
                <text:p>2009</text:p>
              </table:table-cell>
              <table:table-cell office:value-type="float" office:value="0.506237424547284">
                <text:p>0.5062374245472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10">
                <text:p>2010</text:p>
              </table:table-cell>
              <table:table-cell office:value-type="float" office:value="0.576613418530352">
                <text:p>0.5766134185303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11">
                <text:p>2011</text:p>
              </table:table-cell>
              <table:table-cell office:value-type="float" office:value="0.661743341404358">
                <text:p>0.6617433414043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12">
                <text:p>2012</text:p>
              </table:table-cell>
              <table:table-cell office:value-type="float" office:value="0.707252747252747">
                <text:p>0.7072527472527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13">
                <text:p>2013</text:p>
              </table:table-cell>
              <table:table-cell office:value-type="float" office:value="0.719488817891374">
                <text:p>0.7194888178913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14">
                <text:p>2014</text:p>
              </table:table-cell>
              <table:table-cell office:value-type="float" office:value="0.671428571428571">
                <text:p>0.6714285714285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15">
                <text:p>2015</text:p>
              </table:table-cell>
              <table:table-cell office:value-type="float" office:value="0.741176470588235">
                <text:p>0.741176470588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16">
                <text:p>2016</text:p>
              </table:table-cell>
              <table:table-cell office:value-type="float" office:value="0.629422718808194">
                <text:p>0.6294227188081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17">
                <text:p>2017</text:p>
              </table:table-cell>
              <table:table-cell office:value-type="float" office:value="0.619664703217037">
                <text:p>0.6196647032170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18">
                <text:p>2018</text:p>
              </table:table-cell>
              <table:table-cell office:value-type="float" office:value="0.499519145146928">
                <text:p>0.4995191451469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19">
                <text:p>2019</text:p>
              </table:table-cell>
              <table:table-cell office:value-type="float" office:value="0.430627172277844">
                <text:p>0.4306271722778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0">
                <text:p>2020</text:p>
              </table:table-cell>
              <table:table-cell office:value-type="float" office:value="0.406046659822282">
                <text:p>0.4060466598222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